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881cm" fo:min-width="20.311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96cm" fo:min-width="9.41cm" fo:padding-top="0.151cm" fo:padding-bottom="0.151cm" fo:padding-left="0.276cm" fo:padding-right="0.276cm"/>
    </style:style>
    <style:style style:name="gr3" style:family="graphic" style:parent-style-name="standard">
      <style:graphic-properties svg:stroke-color="#ffffff" draw:fill-color="#000000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2.225cm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962cm" fo:min-width="8.91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41cm" fo:min-width="8.41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98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4.953cm" fo:min-width="2.22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1.48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4.703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46cm" fo:min-width="1.48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0.039cm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98cm" fo:min-width="4.703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219cm" fo:min-width="8.91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45cm" fo:min-width="1.48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 fo:text-align="center">
        <style:tab-stops/>
      </style:paragraph-properties>
      <style:text-properties fo:font-size="13pt"/>
    </style:style>
    <style:style style:name="P3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3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3pt" fo:font-weight="bold"/>
    </style:style>
    <style:style style:name="P6" style:family="paragraph">
      <style:paragraph-properties fo:margin-top="0cm" fo:margin-bottom="0cm" fo:text-align="center">
        <style:tab-stops/>
      </style:paragraph-properties>
      <style:text-properties fo:font-size="11pt"/>
    </style:style>
    <style:style style:name="P7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1pt"/>
    </style:style>
    <style:style style:name="P8" style:family="paragraph">
      <style:paragraph-properties fo:margin-top="0cm" fo:margin-bottom="0cm" fo:text-align="start">
        <style:tab-stops/>
      </style:paragraph-properties>
      <style:text-properties fo:font-size="11pt"/>
    </style:style>
    <style:style style:name="P9" style:family="paragraph">
      <loext:graphic-properties draw:fill-color="#ffffff"/>
      <style:paragraph-properties fo:margin-top="0cm" fo:margin-bottom="0cm" fo:text-align="start">
        <style:tab-stops/>
      </style:paragraph-properties>
      <style:text-properties fo:font-size="11pt"/>
    </style:style>
    <style:style style:name="P10" style:family="paragraph">
      <style:paragraph-properties fo:margin-top="0cm" fo:margin-bottom="0cm" fo:text-align="center">
        <style:tab-stops/>
      </style:paragraph-properties>
      <style:text-properties fo:font-size="15pt" fo:font-weight="bold"/>
    </style:style>
    <style:style style:name="P11" style:family="paragraph">
      <loext:graphic-properties draw:fill-color="#ffffff"/>
      <style:paragraph-properties fo:margin-top="0cm" fo:margin-bottom="0cm" fo:text-align="center">
        <style:tab-stops/>
      </style:paragraph-properties>
      <style:text-properties fo:font-size="15pt" fo:font-weight="bold"/>
    </style:style>
    <style:style style:name="P12" style:family="paragraph">
      <style:paragraph-properties fo:margin-top="0.203cm" fo:margin-bottom="0cm" fo:text-align="start">
        <style:tab-stops/>
      </style:paragraph-properties>
      <style:text-properties fo:font-size="11pt"/>
    </style:style>
    <style:style style:name="P13" style:family="paragraph">
      <loext:graphic-properties draw:fill="none" draw:fill-color="#ffffff"/>
      <style:paragraph-properties fo:margin-top="0.203cm" fo:margin-bottom="0cm" fo:text-align="start">
        <style:tab-stops/>
      </style:paragraph-properties>
      <style:text-properties fo:font-size="11pt"/>
    </style:style>
    <style:style style:name="T1" style:family="text">
      <style:text-properties fo:font-size="1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811cm" svg:height="13.131cm" svg:x="1.743cm" svg:y="1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91cm" svg:height="5.946cm" svg:x="1.991cm" svg:y="1.991cm">
          <text:p text:style-name="P2">Player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62cm" svg:height="0.762cm" svg:x="2.22cm" svg:y="2.22cm">
          <text:p text:style-name="P4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2.725cm" svg:height="0.743cm" svg:x="8.928cm" svg:y="2.486cm">
          <text:p text:style-name="P6">Add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415cm" svg:height="4.212cm" svg:x="2.238cm" svg:y="3.477cm">
          <text:p text:style-name="P6">List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8.919cm" svg:height="0.991cm" svg:x="2.486cm" svg:y="4.468cm">
          <text:p text:style-name="P8">Name <text:s text:c="3"/>Strength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86cm" svg:height="0.495cm" svg:x="9.671cm" svg:y="4.716cm">
          <text:p text:style-name="P6">Edit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86cm" svg:height="0.495cm" svg:x="7.937cm" svg:y="4.716cm">
          <text:p text:style-name="P6">D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1cm" svg:height="5.946cm" svg:x="12.396cm" svg:y="1.991cm">
          <text:p text:style-name="P2">Play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725cm" svg:height="5.203cm" svg:x="12.644cm" svg:y="2.486cm">
          <text:p text:style-name="P6">Strength</text:p>
          <text:p text:style-name="P6"/>
          <text:p text:style-name="P6">Name</text:p>
          <text:p text:style-name="P6"/>
          <text:p text:style-name="P6">Level</text:p>
          <text:p text:style-name="P6"/>
          <text:p text:style-name="P6">Perks</text:p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82cm" svg:height="0.743cm" svg:x="15.121cm" svg:y="2.777cm">
          <text:p text:style-name="P10">6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03cm" svg:height="0.743cm" svg:x="15.121cm" svg:y="3.768cm">
          <text:p text:style-name="P10"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982cm" svg:height="0.496cm" svg:x="15.121cm" svg:y="4.759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95cm" svg:height="0.495cm" svg:x="16.608cm" svg:y="4.76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539cm" svg:height="0.495cm" svg:x="17.308cm" svg:y="4.76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95cm" svg:height="0.495cm" svg:x="15.122cm" svg:y="5.46cm">
          <text:p text:style-name="P6"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95cm" svg:height="0.495cm" svg:x="15.122cm" svg:y="6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495cm" svg:height="0.495cm" svg:x="15.122cm" svg:y="6.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203cm" svg:height="2.23cm" svg:x="15.712cm" svg:y="5.159cm">
          <text:p text:style-name="P12">Amulet of Luck</text:p>
          <text:p text:style-name="P12">Steel armor</text:p>
          <text:p text:style-name="P12">Master conjur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1cm" svg:height="5.946cm" svg:x="1.991cm" svg:y="8.432cm">
          <text:p text:style-name="P2">Perk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62cm" svg:height="0.762cm" svg:x="12.521cm" svg:y="2.221cm">
          <text:p text:style-name="P4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2.221cm" svg:y="8.621cm">
          <text:p text:style-name="P4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5.203cm" svg:height="0.743cm" svg:x="3.229cm" svg:y="9.6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415cm" svg:height="3.469cm" svg:x="2.238cm" svg:y="10.662cm">
          <text:p text:style-name="P6">List</text:p>
          <text:p text:style-name="P6"/>
          <text:p text:style-name="P6"/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8.919cm" svg:height="0.991cm" svg:x="2.486cm" svg:y="11.405cm">
          <text:p text:style-name="P8">Name <text:s text:c="3"/>Strength <text:s text:c="3"/>Players count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982cm" svg:height="0.495cm" svg:x="9.175cm" svg:y="11.653cm">
          <text:p text:style-name="P6">Expan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1-20T17:38:17.074138822</meta:creation-date>
    <dc:date>2016-01-20T21:46:33.244691000</dc:date>
    <meta:editing-duration>PT42M27S</meta:editing-duration>
    <meta:editing-cycles>27</meta:editing-cycles>
    <meta:generator>LibreOffice/5.0.4.2$MacOSX_X86_64 LibreOffice_project/2b9802c1994aa0b7dc6079e128979269cf95bc78</meta:generator>
    <meta:document-statistic meta:object-count="26"/>
  </office:meta>
</office:document-meta>
</file>